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F5F625A5EFD7CF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675cm, 8.656cm, 9.246cm, 10.02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99cm" svg:height="1.299cm" svg:x="7.2cm" svg:y="11.7cm">
          <draw:image xlink:href="Pictures/100002010000055600000300F5F625A5EFD7C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8T15:03:53.265564586</dc:date>
    <meta:editing-duration>PT2M45S</meta:editing-duration>
    <meta:editing-cycles>1</meta:editing-cycles>
    <meta:generator>LibreOffice/6.0.6.2$Linux_X86_64 LibreOffice_project/00m0$Build-2</meta:generator>
    <meta:document-statistic meta:object-count="1"/>
  </office:meta>
</office:document-meta>
</file>